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0000003D208A8CF6DEFFF9491.png" manifest:media-type="image/png"/>
  <manifest:file-entry manifest:full-path="Pictures/10000201000001FA000001640F501FCF7D5B3F14.png" manifest:media-type="image/png"/>
  <manifest:file-entry manifest:full-path="Pictures/1000020100000520000000CCEB823A3979713E82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9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rightBlue-title">
      <style:graphic-properties fo:min-height="3.178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size-asian="11.3999996185303pt"/>
    </style:style>
    <style:style style:name="P3" style:family="paragraph">
      <loext:graphic-properties draw:fill="none" draw:fill-color="#ffffff"/>
      <style:text-properties style:font-size-asian="11.3999996185303pt"/>
    </style:style>
    <style:style style:name="P4" style:family="paragraph">
      <loext:graphic-properties draw:fill-color="#ffffff"/>
    </style:style>
    <style:style style:name="P5" style:family="paragraph">
      <style:text-properties fo:color="#000000" fo:font-size="14pt" fo:font-weight="normal" style:font-size-asian="14pt" style:font-weight-asian="normal" style:font-size-complex="14pt" style:font-weight-complex="normal"/>
    </style:style>
    <style:style style:name="P6" style:family="paragraph">
      <loext:graphic-properties draw:fill="none" draw:fill-color="#ffffff"/>
      <style:text-properties fo:color="#000000"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fo:color="#000000" fo:font-size="14pt" style:font-size-asian="14pt" style:font-size-complex="14pt"/>
    </style:style>
    <style:style style:name="P8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0.308cm" svg:height="3.178cm" svg:x="0.738cm" svg:y="-0.381cm" presentation:class="title" presentation:user-transformed="true">
          <draw:text-box>
            <text:p>openMP 矩陣2000x2000</text:p>
          </draw:text-box>
        </draw:frame>
        <draw:frame draw:style-name="gr1" draw:text-style-name="P1" draw:layer="layout" svg:width="7.075cm" svg:height="5.978cm" svg:x="0.324cm" svg:y="2.528cm">
          <draw:image xlink:href="Pictures/10000201000001FA000001640F501FCF7D5B3F14.png" xlink:type="simple" xlink:show="embed" xlink:actuate="onLoad" loext:mime-type="image/png">
            <text:p/>
          </draw:image>
        </draw:frame>
        <draw:frame draw:style-name="gr2" draw:text-style-name="P3" draw:layer="layout" svg:width="3.923cm" svg:height="2.399cm" svg:x="8.35cm" svg:y="4.443cm">
          <draw:text-box>
            <text:p text:style-name="P2">計算時間約花費了6.5秒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>
        <office:forms form:automatic-focus="false" form:apply-design-mode="false"/>
        <draw:frame draw:style-name="gr1" draw:text-style-name="P1" draw:layer="layout" svg:width="5.2cm" svg:height="9.651cm" svg:x="0cm" svg:y="0cm">
          <draw:image xlink:href="Pictures/10000201000001E0000003D208A8CF6DEFFF9491.png" xlink:type="simple" xlink:show="embed" xlink:actuate="onLoad" loext:mime-type="image/png">
            <text:p/>
          </draw:image>
        </draw:frame>
        <draw:frame draw:style-name="gr4" draw:text-style-name="P6" draw:layer="layout" svg:width="4.6cm" svg:height="1.675cm" svg:x="5.2cm" svg:y="2.474cm">
          <draw:text-box>
            <text:p text:style-name="P5"><text:span text:style-name="T1">1.</text:span><text:span text:style-name="T1">轉置</text:span><text:span text:style-name="T1">B</text:span><text:span text:style-name="T1">矩陣。</text:span></text:p>
          </draw:text-box>
        </draw:frame>
        <draw:frame draw:style-name="gr5" draw:text-style-name="P8" draw:layer="layout" svg:width="7.2cm" svg:height="2.387cm" svg:x="5.2cm" svg:y="3.613cm">
          <draw:text-box>
            <text:p text:style-name="P7"><text:span text:style-name="T2">2.</text:span><text:span text:style-name="T2">傳統方法計算</text:span><text:span text:style-name="T2">AxB</text:span><text:span text:style-name="T2">矩陣。</text:span></text:p>
          </draw:text-box>
        </draw:frame>
        <draw:frame draw:style-name="gr5" draw:text-style-name="P8" draw:layer="layout" svg:width="6cm" svg:height="2.387cm" svg:x="5.2cm" svg:y="4.613cm">
          <draw:text-box>
            <text:p text:style-name="P7"><text:span text:style-name="T2">3.openMP</text:span><text:span text:style-name="T2">方法及計算</text:span></text:p>
            <text:p text:style-name="P7"><text:span text:style-name="T2"><text:s/></text:span><text:span text:style-name="T2">花費時間。</text:span></text:p>
          </draw:text-box>
        </draw:frame>
        <draw:frame draw:style-name="gr6" draw:text-style-name="P10" draw:layer="layout" svg:width="5.486cm" svg:height="0.963cm" svg:x="5.261cm" svg:y="6.6cm">
          <draw:text-box>
            <text:p text:style-name="P9"><text:span text:style-name="T3">4.</text:span><text:span text:style-name="T3">檢查計算是否正確。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.5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204cm" fo:text-indent="0cm"/>
      <style:text-properties fo:font-size="14.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153cm" fo:text-indent="0cm"/>
      <style:text-properties fo:font-size="12.3999996185303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01cm" fo:text-indent="0cm"/>
      <style:text-properties fo:font-size="10.3000001907349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5cm" fo:text-indent="0cm"/>
      <style:text-properties fo:font-size="10.3000001907349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5cm" fo:text-indent="0cm"/>
      <style:text-properties fo:font-size="10.3000001907349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5cm" fo:text-indent="0cm"/>
      <style:text-properties fo:font-size="10.3000001907349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5cm" fo:text-indent="0cm"/>
      <style:text-properties fo:font-size="10.3000001907349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5cm" fo:text-indent="0cm"/>
      <style:text-properties fo:font-size="10.3000001907349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2.6000003814697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6.08cm" svg:x="1cm" svg:y="3.232cm"/>
      <draw:page-thumbnail draw:layer="backgroundobjects" svg:width="8.999cm" svg:height="6.08cm" svg:x="1cm" svg:y="11.808cm"/>
      <draw:page-thumbnail draw:layer="backgroundobjects" svg:width="8.999cm" svg:height="6.08cm" svg:x="1cm" svg:y="20.384cm"/>
      <draw:page-thumbnail draw:layer="backgroundobjects" svg:width="8.999cm" svg:height="6.08cm" svg:x="11cm" svg:y="3.232cm"/>
      <draw:page-thumbnail draw:layer="backgroundobjects" svg:width="8.999cm" svg:height="6.08cm" svg:x="11cm" svg:y="11.808cm"/>
      <draw:page-thumbnail draw:layer="backgroundobjects" svg:width="8.999cm" svg:height="6.08cm" svg:x="11cm" svg:y="20.38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11.445cm" svg:height="2.126cm" svg:x="-0.085cm" svg:y="0.142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B823A3979713E82.png" xlink:type="simple" xlink:show="embed" xlink:actuate="onLoad" loext:mime-type="image/png"/>
      </draw:frame>
      <draw:frame presentation:style-name="BrightBlue-title" draw:layer="backgroundobjects" svg:width="10.307cm" svg:height="1.651cm" svg:x="0.739cm" svg:y="0.38cm" presentation:class="title" presentation:placeholder="true">
        <draw:text-box/>
      </draw:frame>
      <draw:frame presentation:style-name="BrightBlue-outline1" draw:layer="backgroundobjects" svg:width="13.32cm" svg:height="5.799cm" svg:x="0.739cm" svg:y="2.412cm" presentation:class="outline" presentation:placeholder="true">
        <draw:text-box/>
      </draw:frame>
      <draw:frame presentation:style-name="Mpr1" draw:text-style-name="MP2" draw:layer="backgroundobjects" svg:width="3.448cm" svg:height="0.689cm" svg:x="0.739cm" svg:y="9.1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4.691cm" svg:height="0.689cm" svg:x="5.06cm" svg:y="9.10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3.448cm" svg:height="0.689cm" svg:x="10.61cm" svg:y="9.10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20:54:50.085124966</meta:creation-date>
    <meta:editing-duration>PT5M17S</meta:editing-duration>
    <meta:editing-cycles>2</meta:editing-cycles>
    <meta:generator>LibreOffice/6.4.7.2$Linux_X86_64 LibreOffice_project/40$Build-2</meta:generator>
    <dc:title>Bright Blue</dc:title>
    <dc:date>2022-04-14T21:11:40.466246398</dc:date>
    <meta:document-statistic meta:object-count="34"/>
  </office:meta>
</office:document-meta>
</file>